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deb93" officeooo:paragraph-rsid="000deb93"/>
    </style:style>
    <style:style style:name="T1" style:family="text">
      <style:text-properties fo:color="#ff3333"/>
    </style:style>
    <style:style style:name="T2" style:family="text">
      <style:text-properties fo:color="#ff3333" officeooo:rsid="000e60d5"/>
    </style:style>
    <style:style style:name="T3" style:family="text">
      <style:text-properties fo:color="#ff3333" officeooo:rsid="000fb3e4"/>
    </style:style>
    <style:style style:name="T4" style:family="text">
      <style:text-properties fo:color="#ff3333" officeooo:rsid="00109d13"/>
    </style:style>
    <style:style style:name="T5" style:family="text">
      <style:text-properties fo:color="#ff3333" officeooo:rsid="001223fc"/>
    </style:style>
    <style:style style:name="T6" style:family="text">
      <style:text-properties fo:color="#ff3333" officeooo:rsid="0012301e"/>
    </style:style>
    <style:style style:name="T7" style:family="text">
      <style:text-properties fo:color="#ff3333" officeooo:rsid="0013e457"/>
    </style:style>
    <style:style style:name="T8" style:family="text">
      <style:text-properties officeooo:rsid="00109d13"/>
    </style:style>
    <style:style style:name="T9" style:family="text">
      <style:text-properties officeooo:rsid="001223fc"/>
    </style:style>
    <style:style style:name="T10" style:family="text">
      <style:text-properties officeooo:rsid="001230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"/></text:p>
      <text:p text:style-name="P1"><text:s text:c="5"/>Chapter 01 Worksheet</text:p>
      <text:p text:style-name="P1"></text:p>
      <text:p text:style-name="P1"><text:s text:c="5"/></text:p>
      <text:p text:style-name="P1"><text:s text:c="5"/>When writing answers to questions, please use proper grammar, capitalization,</text:p>
      <text:p text:style-name="P1"><text:s text:c="5"/>and punctuation. Please limit the length of each line to 80 characters.</text:p>
      <text:p text:style-name="P1"><text:s text:c="5"/></text:p>
      <text:p text:style-name="P1"><text:s text:c="2"/>1. Write a line of code that will print your name.</text:p>
      <text:p text:style-name="P1"><text:tab/><text:tab/><text:tab/><text:span text:style-name="T1">print(“Steven Thompson”)</text:span></text:p>
      <text:p text:style-name="P1"><text:s text:c="2"/>2. How do you enter a comment in a program?</text:p>
      <text:p text:style-name="P1"><text:tab/><text:tab/><text:tab/><text:span text:style-name="T1">using a hash (#)</text:span></text:p>
      <text:p text:style-name="P1"><text:s text:c="2"/>3. What do the following lines of code output?</text:p>
      <text:p text:style-name="P1"><text:s text:c="5"/><text:tab/>ALSO: Why do they give a different answer?</text:p>
      <text:p text:style-name="P1"><text:s text:c="5"/></text:p>
      <text:p text:style-name="P1"><text:s text:c="5"/>print(2 / 3) <text:span text:style-name="T1">.666666666 </text:span></text:p>
      <text:p text:style-name="P1"><text:s text:c="5"/>print(2 // 3) <text:span text:style-name="T1">0</text:span></text:p>
      <text:p text:style-name="P1"><text:s text:c="5"/><text:span text:style-name="T1">This is because the double “//” does “float” division, which rounds down.</text:span></text:p>
      <text:p text:style-name="P1"><text:s text:c="2"/>4. Write a line of code that creates a variable called pi and sets</text:p>
      <text:p text:style-name="P1"><text:s text:c="5"/><text:tab/>it to an appropriate value.</text:p>
      <text:p text:style-name="P1"><text:span text:style-name="T1"><text:tab/>pi = 3.14159</text:span></text:p>
      <text:p text:style-name="P1"><text:s text:c="2"/>5. Why does this code not work?</text:p>
      <text:p text:style-name="P1"><text:s text:c="5"/></text:p>
      <text:p text:style-name="P1"><text:s text:c="5"/>A = 22</text:p>
      <text:p text:style-name="P1"><text:s text:c="5"/>print(a)</text:p>
      <text:p text:style-name="P1"><text:s text:c="5"/><text:span text:style-name="T1">The variable is named “A” but the statement is printing (“a”)</text:span></text:p>
      <text:p text:style-name="P1"><text:s text:c="2"/>6. All of the variable names below can be used. But which ONE of these is</text:p>
      <text:p text:style-name="P1"><text:s text:c="5"/><text:tab/>the better variable name to use?</text:p>
      <text:p text:style-name="P1"><text:s text:c="5"/></text:p>
      <text:p text:style-name="P1"><text:s text:c="5"/>a</text:p>
      <text:p text:style-name="P1"><text:s text:c="5"/>A</text:p>
      <text:p text:style-name="P1"><text:s text:c="5"/>Area</text:p>
      <text:p text:style-name="P1"><text:s text:c="5"/>AREA</text:p>
      <text:p text:style-name="P1"><text:s text:c="5"/>area</text:p>
      <text:p text:style-name="P1"><text:s text:c="5"/><text:span text:style-name="T1">area_of_rectangle This is the correct variable name.</text:span></text:p>
      <text:p text:style-name="P1"><text:s text:c="5"/>Area_Of_Rectangle</text:p>
      <text:p text:style-name="P1"><text:s text:c="5"/></text:p>
      <text:p text:style-name="P1"><text:s text:c="2"/>7. Which of these variables names are not allowed in Python? (More than one</text:p>
      <text:p text:style-name="P1"><text:s text:c="5"/>might be wrong. Also, this question is not asking about improper names, just</text:p>
      <text:p text:style-name="P1"><text:s text:c="5"/>names that aren't allowed. Test them if you aren't sure.)</text:p>
      <text:p text:style-name="P1"><text:s text:c="5"/></text:p>
      <text:p text:style-name="P1"><text:s text:c="5"/>apple</text:p>
      <text:p text:style-name="P1"><text:s text:c="5"/>Apple</text:p>
      <text:p text:style-name="P1"><text:s text:c="5"/>APPLE</text:p>
      <text:p text:style-name="P1"><text:s text:c="5"/>Apple2</text:p>
      <text:p text:style-name="P1"><text:s text:c="5"/><text:span text:style-name="T1">1Apple</text:span> <text:span text:style-name="T2">This is not allowed</text:span></text:p>
      <text:p text:style-name="P1"><text:s text:c="5"/><text:span text:style-name="T1">account number </text:span><text:span text:style-name="T2">This is not allowed</text:span></text:p>
      <text:p text:style-name="P1"><text:s text:c="5"/>account_number</text:p>
      <text:p text:style-name="P1"><text:s text:c="5"/><text:span text:style-name="T1">account.number </text:span><text:span text:style-name="T2">This is not allowed</text:span></text:p>
      <text:p text:style-name="P1"><text:s text:c="5"/>accountNumber</text:p>
      <text:p text:style-name="P1"><text:s text:c="5"/><text:span text:style-name="T1">account# </text:span><text:span text:style-name="T2">This is not allowed</text:span></text:p>
      <text:p text:style-name="P1"><text:s text:c="5"/>pi</text:p>
      <text:p text:style-name="P1"><text:s text:c="5"/>PI</text:p>
      <text:p text:style-name="P1"><text:s text:c="5"/>fred</text:p>
      <text:p text:style-name="P1"><text:s text:c="5"/>Fred</text:p>
      <text:p text:style-name="P1"><text:s text:c="5"/>GreatBigVariable</text:p>
      <text:p text:style-name="P1"><text:s text:c="5"/>greatBigVariable</text:p>
      <text:p text:style-name="P1"><text:s text:c="5"/>great_big_variable</text:p>
      <text:p text:style-name="P1"><text:s text:c="5"/><text:span text:style-name="T1">great.big.variable </text:span><text:span text:style-name="T2">This is not allowed</text:span></text:p>
      <text:p text:style-name="P1"><text:s text:c="5"/><text:span text:style-name="T1">2x </text:span><text:span text:style-name="T2">This is not allowed</text:span></text:p>
      <text:p text:style-name="P1"><text:soft-page-break/><text:s text:c="5"/>x2x</text:p>
      <text:p text:style-name="P1"><text:s text:c="5"/><text:span text:style-name="T1">total% </text:span><text:span text:style-name="T2">This is not allowed</text:span><text:span text:style-name="T1"></text:span></text:p>
      <text:p text:style-name="P1"><text:s text:c="5"/><text:span text:style-name="T1">#left </text:span><text:span text:style-name="T2">This is not allowed</text:span></text:p>
      <text:p text:style-name="P1"><text:s text:c="5"/></text:p>
      <text:p text:style-name="P1"><text:s text:c="2"/>8. Why does this code not work?</text:p>
      <text:p text:style-name="P1"><text:s text:c="5"/><text:span text:style-name="T2">This doesn’t work because “a” hasn’t been asssigned yet.</text:span></text:p>
      <text:p text:style-name="P1"><text:s text:c="5"/>print(a)</text:p>
      <text:p text:style-name="P1"><text:s text:c="5"/>a = 45</text:p>
      <text:p text:style-name="P1"><text:s text:c="5"/></text:p>
      <text:p text:style-name="P1"><text:s text:c="2"/>9. Explain the mistake in this code:</text:p>
      <text:p text:style-name="P1"><text:s text:c="5"/><text:span text:style-name="T2">3.14 is already a float so making a float a float doesn’t make sense.</text:span></text:p>
      <text:p text:style-name="P1"><text:s text:c="5"/>pi = float(3.14)</text:p>
      <text:p text:style-name="P1"><text:s text:c="5"/></text:p>
      <text:p text:style-name="P1"><text:s/>10. This program runs, but the code still could be better. Explain what is</text:p>
      <text:p text:style-name="P1"><text:s text:c="5"/>wrong with the code.</text:p>
      <text:p text:style-name="P1"><text:s text:c="5"/></text:p>
      <text:p text:style-name="P1"><text:s text:c="5"/>radius = float(input("Radius:"))</text:p>
      <text:p text:style-name="P1"><text:s text:c="5"/>x = 3.14</text:p>
      <text:p text:style-name="P1"><text:s text:c="5"/>pi = x</text:p>
      <text:p text:style-name="P1"><text:s text:c="5"/>area = pi <text:s/>* radius ** 2</text:p>
      <text:p text:style-name="P1"><text:s text:c="5"/>print(area)</text:p>
      <text:p text:style-name="P1"><text:s text:c="5"/><text:span text:style-name="T3">The part that is wrong with this code is that you don’t need to name 3.14 to x. It would be better to just use “pi = 3.14”</text:span></text:p>
      <text:p text:style-name="P1"><text:s/>11. Explain the mistake in the following code:</text:p>
      <text:p text:style-name="P1"><text:s text:c="5"/></text:p>
      <text:p text:style-name="P1"><text:s text:c="5"/>x = 4</text:p>
      <text:p text:style-name="P1"><text:s text:c="5"/>y = 5</text:p>
      <text:p text:style-name="P1"><text:s text:c="5"/>a = ((x) * (y))</text:p>
      <text:p text:style-name="P1"><text:s text:c="5"/>print(a)</text:p>
      <text:p text:style-name="P1"><text:s text:c="5"/><text:span text:style-name="T4">you don’t need to put parenthesis around x and y.</text:span></text:p>
      <text:p text:style-name="P1"><text:s/>12. Explain the mistake in the following code:</text:p>
      <text:p text:style-name="P1"><text:s text:c="5"/></text:p>
      <text:p text:style-name="P1"><text:s text:c="5"/>x = 4</text:p>
      <text:p text:style-name="P1"><text:s text:c="5"/>y = 5</text:p>
      <text:p text:style-name="P1"><text:s text:c="5"/>a = 3(x + y)</text:p>
      <text:p text:style-name="P1"><text:s text:c="5"/>print(a)</text:p>
      <text:p text:style-name="P1"><text:s text:c="5"/><text:span text:style-name="T4">when assigning “a” you need to write it as “3 * (x + y)”</text:span></text:p>
      <text:p text:style-name="P1"><text:s/>13. Explain the mistake in the following code:</text:p>
      <text:p text:style-name="P1"><text:s text:c="5"/></text:p>
      <text:p text:style-name="P1"><text:s text:c="5"/>radius = input(float("Enter the radius:"))</text:p>
      <text:p text:style-name="P1"><text:s text:c="5"/><text:span text:style-name="T4">You’re assigning a float value to a string.</text:span></text:p>
      <text:p text:style-name="P1"><text:s/>14. Do all these print the same value? Which one is better to use and why?</text:p>
      <text:p text:style-name="P1"><text:s text:c="5"/></text:p>
      <text:p text:style-name="P1"><text:s text:c="5"/>print(2/3+4)<text:span text:style-name="T8">­</text:span></text:p>
      <text:p text:style-name="P1"><text:s text:c="5"/>print(2 / 3 + 4)</text:p>
      <text:p text:style-name="P1"><text:s text:c="5"/>print( <text:s text:c="2"/>2 / <text:s text:c="3"/>3+ <text:s text:c="3"/>4 <text:s/>)</text:p>
      <text:p text:style-name="P1"><text:s text:c="5"/><text:span text:style-name="T4">Yes, they all print the same value, but the best one to use would be</text:span></text:p>
      <text:p text:style-name="P1"><text:span text:style-name="T4"><text:tab/>“print(2 / 3 + 4)” because it is the easiest to read. </text:span></text:p>
      <text:p text:style-name="P1"><text:s/>15. What is a constant?</text:p>
      <text:p text:style-name="P1"><text:tab/><text:span text:style-name="T4">A constant is a value that never changes.</text:span></text:p>
      <text:p text:style-name="P1"><text:s/>16. How are variable names for constants different than other variable names?</text:p>
      <text:p text:style-name="P1"><text:tab/><text:span text:style-name="T4">Variable names for constants are written in all capital letters.</text:span></text:p>
      <text:p text:style-name="P1"><text:s/>17. What is a single quote and what is a double quote?</text:p>
      <text:p text:style-name="P1"><text:s text:c="5"/>Give and label an example of both.</text:p>
      <text:p text:style-name="P1"><text:tab/><text:span text:style-name="T4">This is a single quote: </text:span><text:span text:style-name="T1">‘ ‘ </text:span><text:span text:style-name="T4">This is a double quote: “ “ </text:span></text:p>
      <text:p text:style-name="P1"><text:s/>18. Write a Python program that will use escape codes to print a double-quote</text:p>
      <text:p text:style-name="P1"><text:s text:c="5"/>and a new line using the Window's standard. (Note: I'm asking for the Window's</text:p>
      <text:p text:style-name="P1"><text:s text:c="5"/>standard here. Look it up out of Chapter 1.)</text:p>
      <text:p text:style-name="P1"><text:tab/><text:span text:style-name="T6">print(‘”</text:span><text:span text:style-name="T7">\n Hello \n World”’)</text:span></text:p>
      <text:p text:style-name="P1"><text:soft-page-break/><text:s/>19. Can a Python program print text to the screen using single quotes instead</text:p>
      <text:p text:style-name="P1"><text:s text:c="5"/>of double quotes?</text:p>
      <text:p text:style-name="P1"><text:tab/><text:tab/><text:tab/><text:span text:style-name="T5">Yes</text:span></text:p>
      <text:p text:style-name="P1"><text:s/>20. Why does this code not calculate the average?</text:p>
      <text:p text:style-name="P1"><text:s text:c="5"/></text:p>
      <text:p text:style-name="P1"><text:s text:c="5"/>print(3 + 4 + 5 / 3)</text:p>
      <text:p text:style-name="P1"><text:s text:c="5"/><text:span text:style-name="T5">The code thinks of it as 3+4 + (5/3). It doesn’t divide everything by 3.</text:span></text:p>
      <text:p text:style-name="P1"></text:p>
      <text:p text:style-name="P1"><text:s/>21. What is an ``operator'' in Python?</text:p>
      <text:p text:style-name="P1"><text:tab/><text:span text:style-name="T5">operators are special symbols that carry out math or logical computation.</text:span></text:p>
      <text:p text:style-name="P1"><text:s/>22. What does the following program print out?</text:p>
      <text:p text:style-name="P1"><text:s text:c="5"/></text:p>
      <text:p text:style-name="P1"><text:s text:c="5"/>x = 3</text:p>
      <text:p text:style-name="P1"><text:s text:c="5"/>x + 1</text:p>
      <text:p text:style-name="P1"><text:s text:c="5"/>print(x)</text:p>
      <text:p text:style-name="P1"><text:tab/><text:span text:style-name="T5">3</text:span> <text:s text:c="4"/></text:p>
      <text:p text:style-name="P1"></text:p>
      <text:p text:style-name="P1"><text:s/>23. Correct the following code:</text:p>
      <text:p text:style-name="P1"><text:s text:c="5"/></text:p>
      <text:p text:style-name="P1"><text:s text:c="5"/>user_name = input("Enter your name: <text:span text:style-name="T1">“</text:span><text:span text:style-name="T5">)</text:span></text:p>
      <text:p text:style-name="P1"><text:tab/> <text:s text:c="4"/></text:p>
      <text:p text:style-name="P1"></text:p>
      <text:p text:style-name="P1"><text:s/>24. Correct the following code:</text:p>
      <text:p text:style-name="P1"><text:s text:c="5"/></text:p>
      <text:p text:style-name="P1"><text:s text:c="5"/>value = int(input("Enter your age"))</text:p>
      <text:p text:style-name="P1"><text:tab/><text:span text:style-name="T5">print(value)</text:span></text:p>
      <text:p text:style-name="P1"></text:p>
      <text:p text:style-name="P1"></text:p>
      <text:p text:style-name="P1"><text:s text:c="5"/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13:06:17.233191961</dc:date>
    <meta:editing-duration>PT4M57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3" meta:paragraph-count="146" meta:word-count="722" meta:character-count="4476" meta:non-whitespace-character-count="3137"/>
  </office:meta>
</office:document-meta>
</file>